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CE000041F700003290C23C4B68.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lways"/>
    </style:style>
    <style:style style:name="Table5.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5"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84">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style>
    <style:style style:name="P5" style:family="paragraph" style:parent-style-name="Text_20_body">
      <style:paragraph-properties fo:margin-left="0cm" fo:margin-right="0cm" fo:text-indent="0cm" style:auto-text-indent="false" style:snap-to-layout-grid="false"/>
      <style:text-properties fo:language="fi" fo:country="FI"/>
    </style:style>
    <style:style style:name="P6"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margin-left="-0.076cm" fo:margin-right="0cm" fo:text-indent="0cm" style:auto-text-indent="false" style:snap-to-layout-grid="false"/>
      <style:text-properties fo:language="fi" fo:country="FI" officeooo:paragraph-rsid="0015e574"/>
    </style:style>
    <style:style style:name="P12" style:family="paragraph" style:parent-style-name="Text_20_body">
      <style:paragraph-properties fo:margin-left="0cm" fo:margin-right="0cm" fo:text-indent="0cm" style:auto-text-indent="false" style:snap-to-layout-grid="false"/>
      <style:text-properties fo:language="fi" fo:country="FI" officeooo:paragraph-rsid="0015e574"/>
    </style:style>
    <style:style style:name="P13"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15e574"/>
    </style:style>
    <style:style style:name="P14" style:family="paragraph" style:parent-style-name="Text_20_body">
      <style:text-properties officeooo:paragraph-rsid="0015e574"/>
    </style:style>
    <style:style style:name="P15" style:family="paragraph" style:parent-style-name="Text_20_body" style:list-style-name="L1">
      <style:text-properties officeooo:paragraph-rsid="0015e574"/>
    </style:style>
    <style:style style:name="P16" style:family="paragraph" style:parent-style-name="Text_20_body">
      <style:text-properties officeooo:paragraph-rsid="00163007"/>
    </style:style>
    <style:style style:name="P17" style:family="paragraph" style:parent-style-name="Text_20_body">
      <style:text-properties officeooo:paragraph-rsid="0018846b"/>
    </style:style>
    <style:style style:name="P18" style:family="paragraph" style:parent-style-name="Heading_20_1">
      <style:paragraph-properties fo:break-before="page"/>
    </style:style>
    <style:style style:name="P19" style:family="paragraph" style:parent-style-name="Sisennetty_20_teksti" style:list-style-name="L1">
      <style:text-properties officeooo:paragraph-rsid="0015e574"/>
    </style:style>
    <style:style style:name="P2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officeooo:paragraph-rsid="0016ddd2"/>
    </style:style>
    <style:style style:name="P2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3" style:family="paragraph" style:parent-style-name="Otsikko_20__28_numeroimaton_29_" style:master-page-name="First_20_Page">
      <style:paragraph-properties style:page-number="auto"/>
      <style:text-properties fo:language="fi" fo:country="FI"/>
    </style:style>
    <style:style style:name="P24" style:family="paragraph" style:parent-style-name="Figure">
      <style:paragraph-properties fo:text-align="center" style:justify-single-word="false"/>
    </style:style>
    <style:style style:name="T1" style:family="text">
      <style:text-properties fo:language="fi" fo:country="FI"/>
    </style:style>
    <style:style style:name="T2" style:family="text">
      <style:text-properties officeooo:rsid="0015e574"/>
    </style:style>
    <style:style style:name="T3" style:family="text">
      <style:text-properties officeooo:rsid="00163007"/>
    </style:style>
    <style:style style:name="T4" style:family="text">
      <style:text-properties officeooo:rsid="0016ddd2"/>
    </style:style>
    <style:style style:name="T5" style:family="text">
      <style:text-properties officeooo:rsid="0018846b"/>
    </style:style>
    <style:style style:name="T6" style:family="text">
      <style:text-properties fo:font-weight="bold" style:font-weight-asian="bold" style:font-weight-complex="bold"/>
    </style:style>
    <style:style style:name="T7" style:family="text">
      <style:text-properties officeooo:rsid="001970a6"/>
    </style:style>
    <style:style style:name="T8" style:family="text">
      <style:text-properties officeooo:rsid="001b540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3.771cm" fo:text-indent="-1.131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1" text:anchor-type="page" text:anchor-page-number="9" svg:x="2.937cm" svg:y="13.887cm" svg:width="16.004cm" draw:z-index="0">
        <draw:text-box fo:min-height="12.464cm">
          <text:p text:style-name="P24"><draw:frame draw:style-name="fr2" draw:name="graphics1" text:anchor-type="paragraph" svg:y="0.002cm" svg:width="16.014cm" style:rel-width="100%" svg:height="12.27cm" style:rel-height="scale" draw:z-index="1"><draw:image xlink:href="Pictures/200000CE000041F700003290C23C4B68.wmf" xlink:type="simple" xlink:show="embed" xlink:actuate="onLoad"/></draw:frame><text:span text:style-name="T6">Figure </text:span><text:span text:style-name="T6"><text:sequence text:ref-name="refFigure0" text:name="Figure" text:formula="ooow:Figure+1" style:num-format="1">3.1</text:sequence></text:span><text:span text:style-name="T6">:</text:span> XML data content for the tool.</text:p>
        </draw:text-box>
      </draw:frame>
      <text:list xml:id="list792968969274615546" text:style-name="WW8StyleNum">
        <text:list-header>
          <text:p text:style-name="P23"/>
        </text:list-header>
      </text:list>
      <text:p text:style-name="P2"/>
      <text:p text:style-name="P2"/>
      <text:p text:style-name="P2"/>
      <text:p text:style-name="P2"/>
      <text:p text:style-name="P2"/>
      <text:p text:style-name="P2"/>
      <text:list xml:id="list38373401"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text:span text:style-name="T8">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3">TUT</text:p>
          </table:table-cell>
          <table:table-cell table:style-name="Taulukko1.A1" office:value-type="string">
            <text:p text:style-name="P3">Department of Computer Systems</text:p>
          </table:table-cell>
          <table:table-cell table:style-name="Taulukko1.C1" office:value-type="string">
            <text:p text:style-name="P3">TKT-2527 Project Work</text:p>
          </table:table-cell>
        </table:table-row>
        <table:table-row>
          <table:table-cell table:style-name="Taulukko1.A2" table:number-columns-spanned="3" office:value-type="string">
            <text:p text:style-name="P3">Author: Joni-Matti Määttä</text:p>
          </table:table-cell>
          <table:covered-table-cell/>
          <table:covered-table-cell/>
        </table:table-row>
        <table:table-row>
          <table:table-cell table:style-name="Taulukko1.A3" table:number-columns-spanned="3" office:value-type="string">
            <text:p text:style-name="P3">Joni-Matti Määttä, joni-matti.maatta@tut.fi</text:p>
          </table:table-cell>
          <table:covered-table-cell/>
          <table:covered-table-cell/>
        </table:table-row>
        <table:table-row>
          <table:table-cell table:style-name="Taulukko1.A4" table:number-columns-spanned="3" office:value-type="string">
            <text:p text:style-name="P3">Mikko Honkonen, mikko.honkonen@tut.fi</text:p>
          </table:table-cell>
          <table:covered-table-cell/>
          <table:covered-table-cell/>
        </table:table-row>
        <table:table-row>
          <table:table-cell table:style-name="Taulukko1.A4" table:number-columns-spanned="3" office:value-type="string">
            <text:p text:style-name="P3">Tommi Korhonen, tommi.korhonen@tut.fi</text:p>
          </table:table-cell>
          <table:covered-table-cell/>
          <table:covered-table-cell/>
        </table:table-row>
        <table:table-row>
          <table:table-cell table:style-name="Taulukko1.A6" table:number-columns-spanned="3" office:value-type="string">
            <text:p text:style-name="P3"/>
          </table:table-cell>
          <table:covered-table-cell/>
          <table:covered-table-cell/>
        </table:table-row>
        <table:table-row>
          <table:table-cell table:style-name="Taulukko1.A7" table:number-columns-spanned="2" office:value-type="string">
            <text:p text:style-name="P3">Document State: <text:span text:style-name="T2">Final</text:span></text:p>
          </table:table-cell>
          <table:covered-table-cell/>
          <table:table-cell table:style-name="Taulukko1.A2" office:value-type="string">
            <text:p text:style-name="P4"><text:span text:style-name="T1">Modified: </text:span><text:span text:style-name="T1"><text:modification-date style:data-style-name="N84">2013-05-12</text:modification-date></text:span></text:p>
          </table:table-cell>
        </table:table-row>
      </table:table>
      <text:list xml:id="list38404269"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8">Version</text:p>
            </table:table-cell>
            <table:table-cell table:style-name="Table5.A1" office:value-type="string">
              <text:p text:style-name="P3">Date</text:p>
            </table:table-cell>
            <table:table-cell table:style-name="Table5.A1" office:value-type="string">
              <text:p text:style-name="P3">Author(s)</text:p>
            </table:table-cell>
            <table:table-cell table:style-name="Table5.A1" office:value-type="string">
              <text:p text:style-name="P3">Summary of Changes</text:p>
            </table:table-cell>
          </table:table-row>
        </table:table-header-rows>
        <table:table-row table:style-name="Table5.1">
          <table:table-cell table:style-name="Table5.A2" office:value-type="string">
            <text:p text:style-name="P9">0.1</text:p>
          </table:table-cell>
          <table:table-cell table:style-name="Table5.A2" office:value-type="string">
            <text:p text:style-name="P5">2012-12-17</text:p>
          </table:table-cell>
          <table:table-cell table:style-name="Table5.A2" office:value-type="string">
            <text:p text:style-name="P6">J.-M. Määttä</text:p>
          </table:table-cell>
          <table:table-cell table:style-name="Table5.A2" office:value-type="string">
            <text:p text:style-name="P6">Modified the document base and headers.</text:p>
          </table:table-cell>
        </table:table-row>
        <table:table-row table:style-name="Table5.1">
          <table:table-cell table:style-name="Table5.A2" office:value-type="string">
            <text:p text:style-name="P9">0.2</text:p>
          </table:table-cell>
          <table:table-cell table:style-name="Table5.A2" office:value-type="string">
            <text:p text:style-name="P5">2013-01-06</text:p>
          </table:table-cell>
          <table:table-cell table:style-name="Table5.A2" office:value-type="string">
            <text:p text:style-name="P6">M. Honkonen</text:p>
          </table:table-cell>
          <table:table-cell table:style-name="Table5.A2" office:value-type="string">
            <text:p text:style-name="P5">Added content to Chapter 1.</text:p>
          </table:table-cell>
        </table:table-row>
        <table:table-row table:style-name="Table5.1">
          <table:table-cell table:style-name="Table5.A2" office:value-type="string">
            <text:p text:style-name="P9">0.25</text:p>
          </table:table-cell>
          <table:table-cell table:style-name="Table5.A2" office:value-type="string">
            <text:p text:style-name="P5">2013-01-09</text:p>
          </table:table-cell>
          <table:table-cell table:style-name="Table5.A2" office:value-type="string">
            <text:p text:style-name="P6">T. Korhonen</text:p>
          </table:table-cell>
          <table:table-cell table:style-name="Table5.A2" office:value-type="string">
            <text:p text:style-name="P5">Added content to Chapter 2.</text:p>
          </table:table-cell>
        </table:table-row>
        <table:table-row table:style-name="Table5.1">
          <table:table-cell table:style-name="Table5.A2" office:value-type="string">
            <text:p text:style-name="P9">0.3</text:p>
          </table:table-cell>
          <table:table-cell table:style-name="Table5.B5" office:value-type="date" office:date-value="2013-01-09">
            <text:p text:style-name="P5">2013-01-09</text:p>
          </table:table-cell>
          <table:table-cell table:style-name="Table5.A2" office:value-type="string">
            <text:p text:style-name="P6">J.-M. Määttä, M. Honkonen, T. Korhonen</text:p>
          </table:table-cell>
          <table:table-cell table:style-name="Table5.A2" office:value-type="string">
            <text:p text:style-name="P5">Small improvements.</text:p>
          </table:table-cell>
        </table:table-row>
        <table:table-row table:style-name="Table5.1">
          <table:table-cell table:style-name="Table5.A2" office:value-type="string">
            <text:p text:style-name="P9">0.35</text:p>
          </table:table-cell>
          <table:table-cell table:style-name="Table5.A2" office:value-type="string">
            <text:p text:style-name="P5">2013-01-11</text:p>
          </table:table-cell>
          <table:table-cell table:style-name="Table5.A2" office:value-type="string">
            <text:p text:style-name="P6">J.-M. Määttä</text:p>
          </table:table-cell>
          <table:table-cell table:style-name="Table5.A2" office:value-type="string">
            <text:p text:style-name="P5">Added content to Chapters 3 and 5.</text:p>
          </table:table-cell>
        </table:table-row>
        <table:table-row table:style-name="Table5.1">
          <table:table-cell table:style-name="Table5.A2" office:value-type="string">
            <text:p text:style-name="P9">0.4</text:p>
          </table:table-cell>
          <table:table-cell table:style-name="Table5.B5" office:value-type="date" office:date-value="2013-01-16">
            <text:p text:style-name="P5">2013-01-16</text:p>
          </table:table-cell>
          <table:table-cell table:style-name="Table5.A2" office:value-type="string">
            <text:p text:style-name="P6">T. Korhonen</text:p>
          </table:table-cell>
          <table:table-cell table:style-name="Table5.A2" office:value-type="string">
            <text:p text:style-name="P5">Added content to Chapter 2.</text:p>
          </table:table-cell>
        </table:table-row>
        <table:table-row table:style-name="Table5.1">
          <table:table-cell table:style-name="Table5.A2" office:value-type="string">
            <text:p text:style-name="P11"><text:span text:style-name="T2">1.0</text:span></text:p>
          </table:table-cell>
          <table:table-cell table:style-name="Table5.A2" office:value-type="string">
            <text:p text:style-name="P12"><text:span text:style-name="T2">2013-05-12</text:span></text:p>
          </table:table-cell>
          <table:table-cell table:style-name="Table5.A2" office:value-type="string">
            <text:p text:style-name="P13"><text:span text:style-name="T2">J.-M. Määttä</text:span></text:p>
          </table:table-cell>
          <table:table-cell table:style-name="Table5.A2" office:value-type="string">
            <text:p text:style-name="P12"><text:span text:style-name="T2">Reflected changes from the implementation and finalized the document.</text:span></text:p>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style-name="Table5.1">
          <table:table-cell table:style-name="Table5.A2" office:value-type="string">
            <text:p text:style-name="P9"/>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
      <text:list xml:id="list3839465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0">1. <text:s text:c="2"/>Introduction<text:tab/>4</text:p>
          <text:p text:style-name="P22">1.1 <text:s text:c="2"/>Overview<text:tab/>4</text:p>
          <text:p text:style-name="P22">1.2 <text:s text:c="2"/>Purpose and Scope<text:tab/>4</text:p>
          <text:p text:style-name="P22">1.3 <text:s text:c="2"/>Product and Environment<text:tab/>4</text:p>
          <text:p text:style-name="P22">1.4 <text:s text:c="2"/>Definitions, Acronyms and Abbreviations<text:tab/>4</text:p>
          <text:p text:style-name="P22">1.5 <text:s text:c="2"/>References<text:tab/>4</text:p>
          <text:p text:style-name="P22">1.6 <text:s text:c="2"/>Document Overview<text:tab/>5</text:p>
          <text:p text:style-name="P20">2. <text:s text:c="2"/>System Overview<text:tab/>6</text:p>
          <text:p text:style-name="P22">2.1 <text:s text:c="2"/>Application Environment<text:tab/>6</text:p>
          <text:p text:style-name="P22">2.2 <text:s text:c="2"/>Interfaces<text:tab/>6</text:p>
          <text:p text:style-name="P22">2.3 <text:s text:c="2"/>Hardware Environment<text:tab/>6</text:p>
          <text:p text:style-name="P22">2.4 <text:s text:c="2"/>Software Environments<text:tab/>6</text:p>
          <text:p text:style-name="P22">2.5 <text:s text:c="2"/>Main Restrictions for Implementation<text:tab/>6</text:p>
          <text:p text:style-name="P22">2.6 <text:s text:c="2"/>Agreements and Standards<text:tab/>7</text:p>
          <text:p text:style-name="P20">3. <text:s text:c="2"/>Architecture Design<text:tab/>8</text:p>
          <text:p text:style-name="P22">3.1 <text:s text:c="2"/>General Guidelines<text:tab/>8</text:p>
          <text:p text:style-name="P22">3.2 <text:s text:c="2"/>Software Architectures, Modules and Processes<text:tab/>8</text:p>
          <text:p text:style-name="P22">3.3 <text:s text:c="2"/>Database Architecture<text:tab/>8</text:p>
          <text:p text:style-name="P22">3.4 <text:s text:c="2"/>Error and Exception Handling<text:tab/>8</text:p>
          <text:p text:style-name="P20">4. <text:s text:c="2"/>Detailed Design<text:tab/>10</text:p>
          <text:p text:style-name="P22">4.1 <text:s text:c="2"/>Overview<text:tab/>10</text:p>
          <text:p text:style-name="P22">4.2 <text:s text:c="2"/>Module X...<text:tab/>10</text:p>
          <text:p text:style-name="P20">5. <text:s text:c="2"/>Third Party Components and Other Specific <text:s/>Technical Solutions<text:tab/>11</text:p>
          <text:p text:style-name="P20">6. <text:s text:c="2"/>Rejected Ideas<text:tab/>12</text:p>
          <text:p text:style-name="P20">7. <text:s text:c="2"/>Ideas for Further Development<text:tab/>13</text:p>
        </text:index-body>
      </text:table-of-content>
      <text:p text:style-name="P21"><text:span text:style-name="T3">Appendix A: </text:span><text:span text:style-name="T4">Architecture Diagram</text:span></text:p>
      <text:p text:style-name="P21"><text:span text:style-name="T3">Appendix </text:span><text:span text:style-name="T8">B:</text:span><text:span text:style-name="T3"> Interface documentation (Doxygen)</text:span></text:p>
      <text:p text:style-name="P2"/>
      <text:p text:style-name="Text_20_body"><text:tab/></text:p>
      <text:h text:style-name="P18"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text:span text:style-name="T2">1</text:span>].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References</text:h>
      <text:list xml:id="list9143710496470950545" text:style-name="L1">
        <text:list-item>
          <text:p text:style-name="P15"><text:span text:style-name="T2">Functional Specification – Dependency Analysis Tool for Kactus2, version 1.0, 2013-05-12. Available at: Project version control.</text:span></text:p>
        </text:list-item>
        <text:list-item>
          <text:p text:style-name="P15"><text:soft-page-break/><text:span text:style-name="T2">Project Plan – Dependency Analysis Tool for Kactus2, version 1.0, 2013-05-12. Available at: Project version control.</text:span></text:p>
        </text:list-item>
        <text:list-item>
          <text:p text:style-name="P15"><text:span text:style-name="T2">Style Manual. Available at: Project version control.</text:span></text:p>
        </text:list-item>
        <text:list-item>
          <text:p text:style-name="P19"><text:span text:style-name="T2">IEEE 1685: IP-XACT, Standard for packaging, integrating, and reusing IP within flow tools. USA 2009. Available at: http://standards.ieee.org/getieee/1685/download/1685-2009.pdf</text:span></text:p>
        </text:list-item>
      </text:list>
      <text:h text:style-name="Heading_20_2" text:outline-level="2"><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
      <text:h text:style-name="Heading_20_2" text:outline-level="2"><text:s/><text:tab/>Application Environment</text:h>
      <text:p text:style-name="P14"><text:span text:style-name="T2">Kactus2 is a toolset to design embedded products. It is developed at TUT in C++ using Qt framework to allow cross-platform development. It is a cross-platform EDA environment which is based on IP-XACT XML metadata and design methodology. The d</text:span>ependency analysis tool <text:span text:style-name="T2">will be integrated </text:span>seamlessly into Kactus2.</text:p>
      <text:h text:style-name="Heading_20_2" text:outline-level="2"><text:s/><text:tab/>Interfaces</text:h>
      <text:p text:style-name="Text_20_body">Dependency analysis tool is part of Kactus2. <text:span text:style-name="T2">The tool is integrated into the component editor, which is used for editing IP-XACT components. Since the dependency analysis tool is closely related to files, a natural place for it in the component editor is the file set summary page, which shows all the file sets the component currently contains.</text:span></text:p>
      <text:h text:style-name="Heading_20_2" text:outline-level="2"><text:s/><text:tab/>Hardware Environment</text:h>
      <text:p text:style-name="Text_20_body"><text:span text:style-name="T2">The t</text:span>ool should not add any hardware restrictions besides the ones used in main software. <text:span text:style-name="T2">It </text:span>should work in same hardware environments as the Kactus2 software works in.</text:p>
      <text:h text:style-name="Heading_20_2" text:outline-level="2"><text:s/><text:tab/>Software Environments</text:h>
      <text:p text:style-name="Text_20_body"><text:span text:style-name="T2">The dependency analysis tool </text:span>should work on any operating system the Kactus2 software works in. <text:span text:style-name="T2">The t</text:span>ools used in development are listed in the project plan <text:span text:style-name="T2">[2]</text:span>.</text:p>
      <text:h text:style-name="Heading_20_2" text:outline-level="2"><text:s/><text:tab/>Main Restrictions for Implementation</text:h>
      <text:p text:style-name="Text_20_body">Kactus2 is developed in C++ using Qt framework. Development of the tool is restricted to C++ and Qt. Usage of Qt places some restrictions on the UI implementation. Also the developed dependency analysis tool should not add any additional dependencies besides the ones used in <text:span text:style-name="T2">the </text:span>main software.</text:p>
      <text:h text:style-name="Heading_20_2" text:outline-level="2"><text:s/><text:tab/>Agreements and Standards</text:h>
      <text:p text:style-name="Text_20_body">Used programming style is specified in the style manual provided by the Kactus2 team [<text:span text:style-name="T2">3</text:span>]. Style manual states that source code is commented in a way that allows auto-generation of Doxygen documentation. Doxygen tags are used extensively to make the <text:soft-page-break/>documentation comprehensible. Followed programming style, commenting and the usage of doxygen tags are all detailed more specifically in the style manual.</text:p>
      <text:p text:style-name="Text_20_body">Result data of the dependency analysis is saved in XML as IP-XACT vendor extensions. IP-XACT standard [<text:span text:style-name="T2">4</text:span>] defines a way of packetizing HW components and related metadata using an XML-based file format.</text:p>
      <text:h text:style-name="Heading_20_1" text:outline-level="1"><text:s/><text:tab/>Architecture Design</text:h>
      <text:p text:style-name="Sisennetty_20_teksti"/>
      <text:h text:style-name="Heading_20_2" text:outline-level="2"><text:s/><text:tab/>General Guidelines</text:h>
      <text:p text:style-name="Text_20_body">The tool is implemented in C++ and Qt using the basic principles of object-oriented programming. The implementation uses modular design and a lighter version of design-by-contract. Lighter version means that only the preconditions of every function need to be checked at the beginning of that particular function. Post-conditions checks are not required. The tool uses model-view architecture so that data classes are separated from the user interface classes as largely as possible. This is the same architecture that Qt already uses for its own classes.</text:p>
      <text:p text:style-name="Text_20_body">The standard C++ library is not used at all. Instead, Qt framework is used for all data structures and data types, including its own string implementation and containers. All widgets are inherited from the QWidget class or from one of its child classes.</text:p>
      <text:p text:style-name="Text_20_body">Other general guidelines include the usage of RAII idiom according to which all objects are initialized as fully as possible in their constructors and their destruction is fully handled in their destructors. This improves the exception safety of the tool. When Qt is not automatically handling the lifetime of dynamically allocated objects, Qt's shared pointers are used to automate the memory management.</text:p>
      <text:p text:style-name="Text_20_body">All source code is written with English as the natural language and using the style manual provided by the Kactus2 team [<text:span text:style-name="T3">3</text:span>].</text:p>
      <text:h text:style-name="Heading_20_2" text:outline-level="2"><text:s/><text:tab/>Software Architectures, Modules and Processes</text:h>
      <text:p text:style-name="P17"><text:span text:style-name="T4">The architecture of the tool is illustrated in Appendix A. Source analyzer plugins are inherited from a common ISourceAnalyzerPlugin interface. They are managed by the PluginManager that is already a part of Kactus2.</text:span></text:p>
      <text:p text:style-name="P17"><text:span text:style-name="T4">FileDependencyGraphView class implements the user interface for the actual table-graph, including all graph visualization. FileDependencyModel is used as the data source for the view and contains a tree of FileDependencyItem objects which represent the individual files. FileDependencyModel also encapsulates the dependency analysis scan and manages all found file dependencies </text:span><text:span text:style-name="T5">which are instantiated using the FileDependency class</text:span><text:span text:style-name="T4">. FileDependencyInfoWidget implements the editing view for the currently selected dependency. FileDependencyGraphWidget </text:span><text:soft-page-break/><text:span text:style-name="T4">encapsulates the graph view and adds scrolling facilities </text:span><text:span text:style-name="T5">to it</text:span><text:span text:style-name="T4">. FileDependencySourceDialog implements the dialog that is used to select the source directories for the file scanning. </text:span></text:p>
      <text:p text:style-name="P17"><text:span text:style-name="T4">FileDependencyEditor combines FileDependencyGraphWidget and FileDependencyInfoWidget for a top-level widget and implements the actual management of file scanning. An instance of FileDependencyEditor is finally instantiated in the component editor.</text:span></text:p>
      <text:h text:style-name="Heading_20_2" text:outline-level="2"><text:s/><text:tab/>Database Architecture</text:h>
      <text:p text:style-name="Text_20_body">The latest dependency data is always saved to the XML file of the IP-XACT component that is being edited. Figure <text:sequence-ref text:reference-format="value" text:ref-name="refFigure0">3.1</text:sequence-ref> illustrates the XML format for the dependency data. <text:span text:style-name="T7">All data is saved as a vendor extension of the component. The source directories are saved as a colletion of path strings. The file dependencies on the other hand, are saved as a collection of FileDependency items that consist of two file references, a description string and three Boolean attributes (manual, locked, bidirectional).</text:span></text:p>
      <text:p text:style-name="Text_20_body"/>
      <text:h text:style-name="Heading_20_2" text:outline-level="2"><text:soft-page-break/><text:s/><text:tab/>Error and Exception Handling</text:h>
      <text:p text:style-name="Text_20_body">The tool must recover from all errors that may arise from analyzing the source codes, reading existing dependency data from XML and managing data within the tool. In particular, the tool must be able to handle incomplete XML. In any case, the tool must not crash. Errors are checked using return values.</text:p>
      <text:h text:style-name="Heading_20_1" text:outline-level="1"><text:s/><text:tab/>Detailed Design</text:h>
      <text:p text:style-name="Text_20_body"/>
      <text:p text:style-name="P16"><text:span text:style-name="T3">Detailed design is available in Appendix </text:span><text:span text:style-name="T7">B</text:span><text:span text:style-name="T3">.</text:span></text:p>
      <text:h text:style-name="Heading_20_1" text:outline-level="1"><text:s/><text:tab/>Third Party Components and Other Specific <text:tab/>Technical Solutions</text:h>
      <text:p text:style-name="Sisennetty_20_teksti"/>
      <text:p text:style-name="Text_20_body">The tool uses numerous classes from the Qt framework, including QSharedPointer, various Qt containers and the QWidget base class for widget implementations. <text:span text:style-name="T7">The most essential part from Qt is the QTreeView, on top of which the actual graph view visualization is built. </text:span>Also, common classes from Kactus2 code base can be used since the tool will be integrated to be a built-in part of Kactus2.</text:p>
      <text:p text:style-name="Sisennetty_20_teksti"/>
      <text:h text:style-name="P18"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ID</text:p>
          </table:table-cell>
          <table:table-cell table:style-name="Table1.A1" office:value-type="string">
            <text:p text:style-name="P10">Idea</text:p>
          </table:table-cell>
          <table:table-cell table:style-name="Table1.A1" office:value-type="string">
            <text:p text:style-name="P10">Date</text:p>
          </table:table-cell>
          <table:table-cell table:style-name="Table1.D1" office:value-type="string">
            <text:p text:style-name="P10">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ID</text:p>
          </table:table-cell>
          <table:table-cell table:style-name="Table2.A1" office:value-type="string">
            <text:p text:style-name="P10">Idea</text:p>
          </table:table-cell>
          <table:table-cell table:style-name="Table2.A1" office:value-type="string">
            <text:p text:style-name="P10">Date</text:p>
          </table:table-cell>
          <table:table-cell table:style-name="Table2.D1" office:value-type="string">
            <text:p text:style-name="P10">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row>
          <table:table-cell table:style-name="Table2.A3" office:value-type="float" office:value="2">
            <text:p text:style-name="Table_20_Contents">2</text:p>
          </table:table-cell>
          <table:table-cell table:style-name="Table2.A2" office:value-type="string">
            <text:p text:style-name="Table_20_Contents">Combining all dependencies from a certain folder into a single folder dependency arrow</text:p>
          </table:table-cell>
          <table:table-cell table:style-name="Table2.C3" office:value-type="date" office:date-value="2013-01-09">
            <text:p text:style-name="Table_20_Contents">2013-01-09</text:p>
          </table:table-cell>
          <table:table-cell table:style-name="Table2.D2" office:value-type="string">
            <text:p text:style-name="Table_20_Contents">Client</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b5401"/>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text:span text:style-name="MT1">1.0</text:span></text:p>
      </style:header>
      <style:footer>
        <text:p text:style-name="Footer">Modified: <text:modification-date style:data-style-name="N84">2013-05-12</text:modification-date><text:tab/><text:tab/><text:page-number text:select-page="current">12</text:page-number>/<text:page-count style:num-format="1">1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HYTT dokumenttirunko</dc:title>
    <meta:initial-creator>Markus Makkonen</meta:initial-creator>
    <meta:creation-date>2007-06-27T15:15:40</meta:creation-date>
    <dc:date>2013-05-12T18:24:10.35</dc:date>
    <dc:language>fi-FI</dc:language>
    <meta:editing-cycles>437</meta:editing-cycles>
    <meta:editing-duration>PT21H52M9S</meta:editing-duration>
    <meta:document-statistic meta:table-count="4" meta:image-count="1" meta:object-count="0" meta:page-count="14" meta:paragraph-count="161" meta:word-count="1761" meta:character-count="11562" meta:non-whitespace-character-count="10160"/>
    <meta:user-defined meta:name="Info 1"/>
    <meta:user-defined meta:name="Info 2"/>
    <meta:user-defined meta:name="Info 3"/>
    <meta:user-defined meta:name="Info 4"/>
  </office:meta>
</office:document-meta>
</file>